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52.28mm"/>
    </style:style>
    <style:style style:name="co3" style:family="table-column">
      <style:table-column-properties fo:break-before="auto" style:column-width="32.54mm"/>
    </style:style>
    <style:style style:name="co4" style:family="table-column">
      <style:table-column-properties fo:break-before="auto" style:column-width="10.69mm"/>
    </style:style>
    <style:style style:name="co5" style:family="table-column">
      <style:table-column-properties fo:break-before="auto" style:column-width="12.59mm"/>
    </style:style>
    <style:style style:name="co6" style:family="table-column">
      <style:table-column-properties fo:break-before="auto" style:column-width="10.9mm"/>
    </style:style>
    <style:style style:name="co7" style:family="table-column">
      <style:table-column-properties fo:break-before="auto" style:column-width="33.83mm"/>
    </style:style>
    <style:style style:name="co8" style:family="table-column">
      <style:table-column-properties fo:break-before="auto" style:column-width="34.47mm"/>
    </style:style>
    <style:style style:name="co9" style:family="table-column">
      <style:table-column-properties fo:break-before="auto" style:column-width="8.57mm"/>
    </style:style>
    <style:style style:name="co10" style:family="table-column">
      <style:table-column-properties fo:break-before="auto" style:column-width="12.3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95data-p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rPEF</text:p>
          </table:table-cell>
          <table:table-cell office:value-type="string" calcext:value-type="string">
            <text:p>rFEV1</text:p>
          </table:table-cell>
          <table:table-cell office:value-type="string" calcext:value-type="string">
            <text:p>rFVC</text:p>
          </table:table-cell>
          <table:table-cell office:value-type="string" calcext:value-type="string">
            <text:p>rFEVFVC</text:p>
          </table:table-cell>
          <table:table-cell office:value-type="string" calcext:value-type="string">
            <text:p>tPEF</text:p>
          </table:table-cell>
          <table:table-cell office:value-type="string" calcext:value-type="string">
            <text:p>tFEV1</text:p>
          </table:table-cell>
          <table:table-cell office:value-type="string" calcext:value-type="string">
            <text:p>tFVC</text:p>
          </table:table-cell>
          <table:table-cell office:value-type="string" calcext:value-type="string">
            <text:p>tFEVFVC</text:p>
          </table:table-cell>
          <table:table-cell office:value-type="string" calcext:value-type="string">
            <text:p>PEFdiff</text:p>
          </table:table-cell>
          <table:table-cell office:value-type="string" calcext:value-type="string">
            <text:p>FEVdiff</text:p>
          </table:table-cell>
          <table:table-cell office:value-type="string" calcext:value-type="string">
            <text:p>FVCdiff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6_FVC_N95_1.json</text:p>
          </table:table-cell>
          <table:table-cell office:value-type="float" office:value="9.42618770881717" calcext:value-type="float">
            <text:p>9.42618770881717</text:p>
          </table:table-cell>
          <table:table-cell office:value-type="float" office:value="1.9572112578716" calcext:value-type="float">
            <text:p>1.9572112578716</text:p>
          </table:table-cell>
          <table:table-cell office:value-type="float" office:value="2.5474538251746" calcext:value-type="float">
            <text:p>2.5474538251746</text:p>
          </table:table-cell>
          <table:table-cell table:formula="of:=([.D2]/[.E2])*100" office:value-type="float" office:value="76.8300975087332" calcext:value-type="float">
            <text:p>76.8300975087332</text:p>
          </table:table-cell>
          <table:table-cell office:value-type="float" office:value="5.57" calcext:value-type="float">
            <text:p>5.57</text:p>
          </table:table-cell>
          <table:table-cell office:value-type="float" office:value="2.77" calcext:value-type="float">
            <text:p>2.77</text:p>
          </table:table-cell>
          <table:table-cell office:value-type="float" office:value="3.02" calcext:value-type="float">
            <text:p>3.02</text:p>
          </table:table-cell>
          <table:table-cell table:formula="of:=([.H2]/[.I2])*100" office:value-type="float" office:value="91.7218543046358" calcext:value-type="float">
            <text:p>91.7218543046358</text:p>
          </table:table-cell>
          <table:table-cell table:formula="of:=([.G2]-[.C2])" office:value-type="float" office:value="-3.85618770881717" calcext:value-type="float">
            <text:p>-3.85618770881717</text:p>
          </table:table-cell>
          <table:table-cell table:formula="of:=([.H2]-[.D2])" office:value-type="float" office:value="0.8127887421284" calcext:value-type="float">
            <text:p>0.8127887421284</text:p>
          </table:table-cell>
          <table:table-cell table:formula="of:=([.I2]-[.E2])" office:value-type="float" office:value="0.4725461748254" calcext:value-type="float">
            <text:p>0.4725461748254</text:p>
          </table:table-cell>
          <table:table-cell office:value-type="float" office:value="27" calcext:value-type="float">
            <text:p>2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12_FVC_N95_2.json</text:p>
          </table:table-cell>
          <table:table-cell office:value-type="float" office:value="9.5412964250055" calcext:value-type="float">
            <text:p>9.5412964250055</text:p>
          </table:table-cell>
          <table:table-cell office:value-type="float" office:value="1.60212501000054" calcext:value-type="float">
            <text:p>1.60212501000054</text:p>
          </table:table-cell>
          <table:table-cell office:value-type="float" office:value="2.24337066689014" calcext:value-type="float">
            <text:p>2.24337066689014</text:p>
          </table:table-cell>
          <table:table-cell table:formula="of:=([.D3]/[.E3])*100" office:value-type="float" office:value="71.4159739024081" calcext:value-type="float">
            <text:p>71.4159739024081</text:p>
          </table:table-cell>
          <table:table-cell office:value-type="float" office:value="5.47" calcext:value-type="float">
            <text:p>5.47</text:p>
          </table:table-cell>
          <table:table-cell office:value-type="float" office:value="2.4" calcext:value-type="float">
            <text:p>2.4</text:p>
          </table:table-cell>
          <table:table-cell office:value-type="float" office:value="2.72" calcext:value-type="float">
            <text:p>2.72</text:p>
          </table:table-cell>
          <table:table-cell table:formula="of:=([.H3]/[.I3])*100" office:value-type="float" office:value="88.2352941176471" calcext:value-type="float">
            <text:p>88.2352941176471</text:p>
          </table:table-cell>
          <table:table-cell table:formula="of:=([.G3]-[.C3])" office:value-type="float" office:value="-4.0712964250055" calcext:value-type="float">
            <text:p>-4.0712964250055</text:p>
          </table:table-cell>
          <table:table-cell table:formula="of:=([.H3]-[.D3])" office:value-type="float" office:value="0.79787498999946" calcext:value-type="float">
            <text:p>0.79787498999946</text:p>
          </table:table-cell>
          <table:table-cell table:formula="of:=([.I3]-[.E3])" office:value-type="float" office:value="0.47662933310986" calcext:value-type="float">
            <text:p>0.47662933310986</text:p>
          </table:table-cell>
          <table:table-cell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ubhav_FVC_N95Mask_1.json</text:p>
          </table:table-cell>
          <table:table-cell office:value-type="float" office:value="9.91079972226977" calcext:value-type="float">
            <text:p>9.91079972226977</text:p>
          </table:table-cell>
          <table:table-cell office:value-type="float" office:value="2.47727168085712" calcext:value-type="float">
            <text:p>2.47727168085712</text:p>
          </table:table-cell>
          <table:table-cell office:value-type="float" office:value="3.78666430292873" calcext:value-type="float">
            <text:p>3.78666430292873</text:p>
          </table:table-cell>
          <table:table-cell table:formula="of:=([.D4]/[.E4])*100" office:value-type="float" office:value="65.4209479023825" calcext:value-type="float">
            <text:p>65.4209479023825</text:p>
          </table:table-cell>
          <table:table-cell office:value-type="float" office:value="6.05" calcext:value-type="float">
            <text:p>6.05</text:p>
          </table:table-cell>
          <table:table-cell office:value-type="float" office:value="3.33" calcext:value-type="float">
            <text:p>3.33</text:p>
          </table:table-cell>
          <table:table-cell office:value-type="float" office:value="4.33" calcext:value-type="float">
            <text:p>4.33</text:p>
          </table:table-cell>
          <table:table-cell table:formula="of:=([.H4]/[.I4])*100" office:value-type="float" office:value="76.905311778291" calcext:value-type="float">
            <text:p>76.905311778291</text:p>
          </table:table-cell>
          <table:table-cell table:formula="of:=([.G4]-[.C4])" office:value-type="float" office:value="-3.86079972226977" calcext:value-type="float">
            <text:p>-3.86079972226977</text:p>
          </table:table-cell>
          <table:table-cell table:formula="of:=([.H4]-[.D4])" office:value-type="float" office:value="0.85272831914288" calcext:value-type="float">
            <text:p>0.85272831914288</text:p>
          </table:table-cell>
          <table:table-cell table:formula="of:=([.I4]-[.E4])" office:value-type="float" office:value="0.54333569707127" calcext:value-type="float">
            <text:p>0.54333569707127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ishiraj_FVC_N95Mask_1.json</text:p>
          </table:table-cell>
          <table:table-cell office:value-type="float" office:value="12.4382409219627" calcext:value-type="float">
            <text:p>12.4382409219627</text:p>
          </table:table-cell>
          <table:table-cell office:value-type="float" office:value="2.250130709939" calcext:value-type="float">
            <text:p>2.250130709939</text:p>
          </table:table-cell>
          <table:table-cell office:value-type="float" office:value="2.98345417301715" calcext:value-type="float">
            <text:p>2.98345417301715</text:p>
          </table:table-cell>
          <table:table-cell table:formula="of:=([.D5]/[.E5])*100" office:value-type="float" office:value="75.4203208579355" calcext:value-type="float">
            <text:p>75.4203208579355</text:p>
          </table:table-cell>
          <table:table-cell office:value-type="float" office:value="8.3" calcext:value-type="float">
            <text:p>8.3</text:p>
          </table:table-cell>
          <table:table-cell office:value-type="float" office:value="3.02" calcext:value-type="float">
            <text:p>3.02</text:p>
          </table:table-cell>
          <table:table-cell office:value-type="float" office:value="3.49" calcext:value-type="float">
            <text:p>3.49</text:p>
          </table:table-cell>
          <table:table-cell table:formula="of:=([.H5]/[.I5])*100" office:value-type="float" office:value="86.5329512893983" calcext:value-type="float">
            <text:p>86.5329512893983</text:p>
          </table:table-cell>
          <table:table-cell table:formula="of:=([.G5]-[.C5])" office:value-type="float" office:value="-4.1382409219627" calcext:value-type="float">
            <text:p>-4.1382409219627</text:p>
          </table:table-cell>
          <table:table-cell table:formula="of:=([.H5]-[.D5])" office:value-type="float" office:value="0.769869290061" calcext:value-type="float">
            <text:p>0.769869290061</text:p>
          </table:table-cell>
          <table:table-cell table:formula="of:=([.I5]-[.E5])" office:value-type="float" office:value="0.50654582698285" calcext:value-type="float">
            <text:p>0.50654582698285</text:p>
          </table:table-cell>
          <table:table-cell office:value-type="float" office:value="28" calcext:value-type="float">
            <text:p>2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hit_FVC_N95Mask_2.json</text:p>
          </table:table-cell>
          <table:table-cell office:value-type="float" office:value="12.2826745996039" calcext:value-type="float">
            <text:p>12.2826745996039</text:p>
          </table:table-cell>
          <table:table-cell office:value-type="float" office:value="2.87453940231533" calcext:value-type="float">
            <text:p>2.87453940231533</text:p>
          </table:table-cell>
          <table:table-cell office:value-type="float" office:value="3.73766433674131" calcext:value-type="float">
            <text:p>3.73766433674131</text:p>
          </table:table-cell>
          <table:table-cell table:formula="of:=([.D6]/[.E6])*100" office:value-type="float" office:value="76.9073716454031" calcext:value-type="float">
            <text:p>76.9073716454031</text:p>
          </table:table-cell>
          <table:table-cell office:value-type="float" office:value="7.79" calcext:value-type="float">
            <text:p>7.79</text:p>
          </table:table-cell>
          <table:table-cell office:value-type="float" office:value="3.65" calcext:value-type="float">
            <text:p>3.65</text:p>
          </table:table-cell>
          <table:table-cell office:value-type="float" office:value="4.24" calcext:value-type="float">
            <text:p>4.24</text:p>
          </table:table-cell>
          <table:table-cell table:formula="of:=([.H6]/[.I6])*100" office:value-type="float" office:value="86.0849056603774" calcext:value-type="float">
            <text:p>86.0849056603774</text:p>
          </table:table-cell>
          <table:table-cell table:formula="of:=([.G6]-[.C6])" office:value-type="float" office:value="-4.4926745996039" calcext:value-type="float">
            <text:p>-4.4926745996039</text:p>
          </table:table-cell>
          <table:table-cell table:formula="of:=([.H6]-[.D6])" office:value-type="float" office:value="0.77546059768467" calcext:value-type="float">
            <text:p>0.77546059768467</text:p>
          </table:table-cell>
          <table:table-cell table:formula="of:=([.I6]-[.E6])" office:value-type="float" office:value="0.50233566325869" calcext:value-type="float">
            <text:p>0.50233566325869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14_FVC_N95_2.json</text:p>
          </table:table-cell>
          <table:table-cell office:value-type="float" office:value="10.6515836022839" calcext:value-type="float">
            <text:p>10.6515836022839</text:p>
          </table:table-cell>
          <table:table-cell office:value-type="float" office:value="1.75928147003379" calcext:value-type="float">
            <text:p>1.75928147003379</text:p>
          </table:table-cell>
          <table:table-cell office:value-type="float" office:value="2.00518100010402" calcext:value-type="float">
            <text:p>2.00518100010402</text:p>
          </table:table-cell>
          <table:table-cell table:formula="of:=([.D7]/[.E7])*100" office:value-type="float" office:value="87.7367913391622" calcext:value-type="float">
            <text:p>87.7367913391622</text:p>
          </table:table-cell>
          <table:table-cell office:value-type="float" office:value="6.16" calcext:value-type="float">
            <text:p>6.16</text:p>
          </table:table-cell>
          <table:table-cell office:value-type="float" office:value="2.41" calcext:value-type="float">
            <text:p>2.41</text:p>
          </table:table-cell>
          <table:table-cell office:value-type="float" office:value="2.52" calcext:value-type="float">
            <text:p>2.52</text:p>
          </table:table-cell>
          <table:table-cell table:formula="of:=([.H7]/[.I7])*100" office:value-type="float" office:value="95.6349206349206" calcext:value-type="float">
            <text:p>95.6349206349206</text:p>
          </table:table-cell>
          <table:table-cell table:formula="of:=([.G7]-[.C7])" office:value-type="float" office:value="-4.4915836022839" calcext:value-type="float">
            <text:p>-4.4915836022839</text:p>
          </table:table-cell>
          <table:table-cell table:formula="of:=([.H7]-[.D7])" office:value-type="float" office:value="0.65071852996621" calcext:value-type="float">
            <text:p>0.65071852996621</text:p>
          </table:table-cell>
          <table:table-cell table:formula="of:=([.I7]-[.E7])" office:value-type="float" office:value="0.51481899989598" calcext:value-type="float">
            <text:p>0.51481899989598</text:p>
          </table:table-cell>
          <table:table-cell office:value-type="float" office:value="25" calcext:value-type="float">
            <text:p>2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17_FVC_N95_2.json</text:p>
          </table:table-cell>
          <table:table-cell office:value-type="float" office:value="9.1946115871349" calcext:value-type="float">
            <text:p>9.1946115871349</text:p>
          </table:table-cell>
          <table:table-cell office:value-type="float" office:value="1.09878589355079" calcext:value-type="float">
            <text:p>1.09878589355079</text:p>
          </table:table-cell>
          <table:table-cell office:value-type="float" office:value="3.04890005771866" calcext:value-type="float">
            <text:p>3.04890005771866</text:p>
          </table:table-cell>
          <table:table-cell table:formula="of:=([.D8]/[.E8])*100" office:value-type="float" office:value="36.038763906645" calcext:value-type="float">
            <text:p>36.038763906645</text:p>
          </table:table-cell>
          <table:table-cell table:style-name="ce1" office:value-type="float" office:value="5.03" calcext:value-type="float">
            <text:p>5.03</text:p>
          </table:table-cell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2.42" calcext:value-type="float">
            <text:p>2.42</text:p>
          </table:table-cell>
          <table:table-cell table:formula="of:=([.H8]/[.I8])*100" office:value-type="float" office:value="81.8181818181818" calcext:value-type="float">
            <text:p>81.8181818181818</text:p>
          </table:table-cell>
          <table:table-cell table:formula="of:=([.G8]-[.C8])" office:value-type="float" office:value="-4.1646115871349" calcext:value-type="float">
            <text:p>-4.1646115871349</text:p>
          </table:table-cell>
          <table:table-cell table:formula="of:=([.H8]-[.D8])" office:value-type="float" office:value="0.88121410644921" calcext:value-type="float">
            <text:p>0.88121410644921</text:p>
          </table:table-cell>
          <table:table-cell table:formula="of:=([.I8]-[.E8])" office:value-type="float" office:value="-0.62890005771866" calcext:value-type="float">
            <text:p>-0.6289000577186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18_FVC_N95_2.json</text:p>
          </table:table-cell>
          <table:table-cell office:value-type="float" office:value="9.17908679768414" calcext:value-type="float">
            <text:p>9.17908679768414</text:p>
          </table:table-cell>
          <table:table-cell office:value-type="float" office:value="3.21066544695335" calcext:value-type="float">
            <text:p>3.21066544695335</text:p>
          </table:table-cell>
          <table:table-cell office:value-type="float" office:value="3.32208192894027" calcext:value-type="float">
            <text:p>3.32208192894027</text:p>
          </table:table-cell>
          <table:table-cell table:formula="of:=([.D9]/[.E9])*100" office:value-type="float" office:value="96.646185001751" calcext:value-type="float">
            <text:p>96.646185001751</text:p>
          </table:table-cell>
          <table:table-cell table:style-name="ce1" office:value-type="float" office:value="6.68" calcext:value-type="float">
            <text:p>6.68</text:p>
          </table:table-cell>
          <table:table-cell table:style-name="ce1" office:value-type="float" office:value="2.71" calcext:value-type="float">
            <text:p>2.71</text:p>
          </table:table-cell>
          <table:table-cell table:style-name="ce1" office:value-type="float" office:value="3.11" calcext:value-type="float">
            <text:p>3.11</text:p>
          </table:table-cell>
          <table:table-cell table:formula="of:=([.H9]/[.I9])*100" office:value-type="float" office:value="87.1382636655949" calcext:value-type="float">
            <text:p>87.1382636655949</text:p>
          </table:table-cell>
          <table:table-cell table:formula="of:=([.G9]-[.C9])" office:value-type="float" office:value="-2.49908679768414" calcext:value-type="float">
            <text:p>-2.49908679768414</text:p>
          </table:table-cell>
          <table:table-cell table:formula="of:=([.H9]-[.D9])" office:value-type="float" office:value="-0.50066544695335" calcext:value-type="float">
            <text:p>-0.50066544695335</text:p>
          </table:table-cell>
          <table:table-cell table:formula="of:=([.I9]-[.E9])" office:value-type="float" office:value="-0.21208192894027" calcext:value-type="float">
            <text:p>-0.212081928940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19_FVC_N95_1.json</text:p>
          </table:table-cell>
          <table:table-cell office:value-type="float" office:value="14.4782789630942" calcext:value-type="float">
            <text:p>14.4782789630942</text:p>
          </table:table-cell>
          <table:table-cell office:value-type="float" office:value="2.93897178380058" calcext:value-type="float">
            <text:p>2.93897178380058</text:p>
          </table:table-cell>
          <table:table-cell office:value-type="float" office:value="3.6893127606083" calcext:value-type="float">
            <text:p>3.6893127606083</text:p>
          </table:table-cell>
          <table:table-cell table:formula="of:=([.D10]/[.E10])*100" office:value-type="float" office:value="79.6617683157878" calcext:value-type="float">
            <text:p>79.6617683157878</text:p>
          </table:table-cell>
          <table:table-cell table:style-name="ce1" office:value-type="float" office:value="9.88" calcext:value-type="float">
            <text:p>9.88</text:p>
          </table:table-cell>
          <table:table-cell table:style-name="ce1" office:value-type="float" office:value="3.31" calcext:value-type="float">
            <text:p>3.31</text:p>
          </table:table-cell>
          <table:table-cell table:style-name="ce1" office:value-type="float" office:value="4.15" calcext:value-type="float">
            <text:p>4.15</text:p>
          </table:table-cell>
          <table:table-cell table:formula="of:=([.H10]/[.I10])*100" office:value-type="float" office:value="79.7590361445783" calcext:value-type="float">
            <text:p>79.7590361445783</text:p>
          </table:table-cell>
          <table:table-cell table:formula="of:=([.G10]-[.C10])" office:value-type="float" office:value="-4.59827896309423" calcext:value-type="float">
            <text:p>-4.59827896309423</text:p>
          </table:table-cell>
          <table:table-cell table:formula="of:=([.H10]-[.D10])" office:value-type="float" office:value="0.37102821619942" calcext:value-type="float">
            <text:p>0.37102821619942</text:p>
          </table:table-cell>
          <table:table-cell table:formula="of:=([.I10]-[.E10])" office:value-type="float" office:value="0.4606872393917" calcext:value-type="float">
            <text:p>0.46068723939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20_FVC_N95_2.json</text:p>
          </table:table-cell>
          <table:table-cell office:value-type="float" office:value="11.1173591212911" calcext:value-type="float">
            <text:p>11.1173591212911</text:p>
          </table:table-cell>
          <table:table-cell office:value-type="float" office:value="1.98338186548931" calcext:value-type="float">
            <text:p>1.98338186548931</text:p>
          </table:table-cell>
          <table:table-cell office:value-type="float" office:value="2.0959976147113" calcext:value-type="float">
            <text:p>2.0959976147113</text:p>
          </table:table-cell>
          <table:table-cell table:formula="of:=([.D11]/[.E11])*100" office:value-type="float" office:value="94.6271050867821" calcext:value-type="float">
            <text:p>94.6271050867821</text:p>
          </table:table-cell>
          <table:table-cell table:style-name="ce1" office:value-type="float" office:value="6.16" calcext:value-type="float">
            <text:p>6.16</text:p>
          </table:table-cell>
          <table:table-cell table:style-name="ce1" office:value-type="float" office:value="2.09" calcext:value-type="float">
            <text:p>2.09</text:p>
          </table:table-cell>
          <table:table-cell table:style-name="ce1" office:value-type="float" office:value="2.18" calcext:value-type="float">
            <text:p>2.18</text:p>
          </table:table-cell>
          <table:table-cell table:formula="of:=([.H11]/[.I11])*100" office:value-type="float" office:value="95.8715596330275" calcext:value-type="float">
            <text:p>95.8715596330275</text:p>
          </table:table-cell>
          <table:table-cell table:formula="of:=([.G11]-[.C11])" office:value-type="float" office:value="-4.9573591212911" calcext:value-type="float">
            <text:p>-4.9573591212911</text:p>
          </table:table-cell>
          <table:table-cell table:formula="of:=([.H11]-[.D11])" office:value-type="float" office:value="0.106618134510695" calcext:value-type="float">
            <text:p>0.106618134510695</text:p>
          </table:table-cell>
          <table:table-cell table:formula="of:=([.I11]-[.E11])" office:value-type="float" office:value="0.084002385288704" calcext:value-type="float">
            <text:p>0.08400238528870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4:51:02.3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3T16:26:02.168000000</dc:date>
    <meta:editing-duration>PT9M4S</meta:editing-duration>
    <meta:editing-cycles>2</meta:editing-cycles>
    <meta:generator>LibreOffice/6.2.3.2$Windows_X86_64 LibreOffice_project/aecc05fe267cc68dde00352a451aa867b3b546ac</meta:generator>
    <meta:document-statistic meta:table-count="1" meta:cell-count="164" meta:object-count="0"/>
  </office:meta>
</office:document-meta>
</file>